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OpenSymbol1" svg:font-family="OpenSymbol, 'Arial Unicode MS'"/>
    <style:font-face style:name="Tahoma2" svg:font-family="Tahoma"/>
    <style:font-face style:name="Lucida Sans Unicode1"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start" style:justify-single-word="false"/>
      <style:text-properties fo:language="en" fo:country="US"/>
    </style:style>
    <style:style style:name="P5" style:family="paragraph" style:parent-style-name="Text_20_body">
      <style:paragraph-properties fo:text-align="justify" style:justify-single-word="false"/>
      <style:text-properties fo:language="en" fo:country="US"/>
    </style:style>
    <style:style style:name="P6" style:family="paragraph" style:parent-style-name="Text_20_body">
      <style:paragraph-properties fo:text-align="center" style:justify-single-word="false"/>
      <style:text-properties fo:font-size="14pt" style:font-size-asian="14pt" style:font-size-complex="14pt"/>
    </style:style>
    <style:style style:name="P7" style:family="paragraph" style:parent-style-name="Text_20_body">
      <style:paragraph-properties fo:margin-top="0cm" fo:margin-bottom="0cm"/>
      <style:text-properties fo:language="en" fo:country="US"/>
    </style:style>
    <style:style style:name="P8" style:family="paragraph" style:parent-style-name="Text_20_body">
      <style:paragraph-properties fo:margin-top="0cm" fo:margin-bottom="0cm" fo:text-align="justify" style:justify-single-word="false"/>
      <style:text-properties fo:language="en" fo:country="US"/>
    </style:style>
    <style:style style:name="P9" style:family="paragraph" style:parent-style-name="Text_20_body">
      <style:paragraph-properties fo:margin-top="0cm" fo:margin-bottom="0cm" fo:text-align="justify" style:justify-single-word="false">
        <style:tab-stops>
          <style:tab-stop style:position="2.494cm"/>
        </style:tab-stops>
      </style:paragraph-properties>
      <style:text-properties fo:language="en" fo:country="US"/>
    </style:style>
    <style:style style:name="P10" style:family="paragraph" style:parent-style-name="Text_20_body">
      <style:paragraph-properties fo:margin-top="0cm" fo:margin-bottom="0cm" fo:text-align="start" style:justify-single-word="false"/>
      <style:text-properties fo:language="en" fo:country="US"/>
    </style:style>
    <style:style style:name="P11" style:family="paragraph" style:parent-style-name="Text_20_body">
      <style:paragraph-properties fo:margin-top="0cm" fo:margin-bottom="0cm" fo:text-align="start" style:justify-single-word="false">
        <style:tab-stops>
          <style:tab-stop style:position="2.494cm"/>
        </style:tab-stops>
      </style:paragraph-properties>
      <style:text-properties fo:language="en" fo:country="US"/>
    </style:style>
    <style:style style:name="P12" style:family="paragraph" style:parent-style-name="Text_20_body">
      <style:paragraph-properties fo:margin-top="0cm" fo:margin-bottom="0cm" fo:text-align="end" style:justify-single-word="false"/>
      <style:text-properties fo:language="en" fo:country="US"/>
    </style:style>
    <style:style style:name="P13" style:family="paragraph" style:parent-style-name="Text_20_body">
      <style:paragraph-properties fo:margin-top="0cm" fo:margin-bottom="0cm" fo:text-align="end" style:justify-single-word="false">
        <style:tab-stops>
          <style:tab-stop style:position="2.494cm"/>
        </style:tab-stops>
      </style:paragraph-properties>
      <style:text-properties fo:language="en" fo:country="US"/>
    </style:style>
    <style:style style:name="P14" style:family="paragraph" style:parent-style-name="Text_20_body">
      <style:paragraph-properties fo:margin-top="0cm" fo:margin-bottom="0cm" fo:text-align="start" style:justify-single-word="false"/>
      <style:text-properties fo:language="en" fo:country="US" fo:font-weight="normal" style:font-weight-asian="normal" style:font-weight-complex="normal"/>
    </style:style>
    <style:style style:name="P15" style:family="paragraph" style:parent-style-name="Text_20_body">
      <style:paragraph-properties fo:margin-top="0cm" fo:margin-bottom="0cm" fo:text-align="start" style:justify-single-word="false"/>
      <style:text-properties fo:language="en" fo:country="US" fo:font-weight="bold" style:font-weight-asian="bold" style:font-weight-complex="bold"/>
    </style:style>
    <style:style style:name="P16" style:family="paragraph" style:parent-style-name="Text_20_body">
      <style:paragraph-properties fo:margin-top="0cm" fo:margin-bottom="0cm" fo:text-align="center" style:justify-single-word="false"/>
      <style:text-properties fo:language="en" fo:country="US" fo:font-weight="bold" style:font-weight-asian="bold" style:font-weight-complex="bold"/>
    </style:style>
    <style:style style:name="P17" style:family="paragraph" style:parent-style-name="Text_20_body">
      <style:paragraph-properties fo:margin-top="0cm" fo:margin-bottom="0cm" fo:text-align="end" style:justify-single-word="false"/>
      <style:text-properties fo:language="en" fo:country="US" fo:font-weight="bold" style:font-weight-asian="bold" style:font-weight-complex="bold"/>
    </style:style>
    <style:style style:name="P18" style:family="paragraph" style:parent-style-name="Text_20_body">
      <style:paragraph-properties fo:margin-top="0cm" fo:margin-bottom="0.212cm" fo:text-align="start" style:justify-single-word="false">
        <style:tab-stops>
          <style:tab-stop style:position="1.247cm"/>
        </style:tab-stops>
      </style:paragraph-properties>
    </style:style>
    <style:style style:name="P19" style:family="paragraph" style:parent-style-name="Text_20_body" style:list-style-name="WW8Num3">
      <style:paragraph-properties fo:text-align="start" style:justify-single-word="false">
        <style:tab-stops>
          <style:tab-stop style:position="1.247cm"/>
        </style:tab-stops>
      </style:paragraph-properties>
    </style:style>
    <style:style style:name="P20" style:family="paragraph" style:parent-style-name="Text_20_body" style:list-style-name="WW8Num5">
      <style:paragraph-properties fo:text-align="start" style:justify-single-word="false">
        <style:tab-stops>
          <style:tab-stop style:position="1.247cm"/>
        </style:tab-stops>
      </style:paragraph-properties>
    </style:style>
    <style:style style:name="P21" style:family="paragraph" style:parent-style-name="Text_20_body" style:list-style-name="WW8Num6">
      <style:paragraph-properties fo:text-align="start" style:justify-single-word="false">
        <style:tab-stops>
          <style:tab-stop style:position="1.247cm"/>
        </style:tab-stops>
      </style:paragraph-properties>
    </style:style>
    <style:style style:name="P22" style:family="paragraph" style:parent-style-name="Text_20_body" style:list-style-name="WW8Num7">
      <style:paragraph-properties fo:text-align="start" style:justify-single-word="false">
        <style:tab-stops>
          <style:tab-stop style:position="2.494cm"/>
        </style:tab-stops>
      </style:paragraph-properties>
    </style:style>
    <style:style style:name="P23" style:family="paragraph" style:parent-style-name="Text_20_body" style:list-style-name="WW8Num4">
      <style:paragraph-properties fo:text-align="start" style:justify-single-word="false">
        <style:tab-stops>
          <style:tab-stop style:position="1.247cm"/>
        </style:tab-stops>
      </style:paragraph-properties>
      <style:text-properties fo:language="en" fo:country="US"/>
    </style:style>
    <style:style style:name="P24" style:family="paragraph" style:parent-style-name="Text_20_body" style:list-style-name="WW8Num2">
      <style:paragraph-properties fo:margin-top="0cm" fo:margin-bottom="0cm" fo:text-align="start" style:justify-single-word="false">
        <style:tab-stops>
          <style:tab-stop style:position="1.247cm"/>
        </style:tab-stops>
      </style:paragraph-properties>
      <style:text-properties fo:language="en" fo:country="US" fo:font-weight="bold" style:font-weight-asian="bold"/>
    </style:style>
    <style:style style:name="P25" style:family="paragraph" style:parent-style-name="Text_20_body" style:list-style-name="WW8Num2">
      <style:paragraph-properties fo:margin-top="0cm" fo:margin-bottom="0cm" fo:text-align="start" style:justify-single-word="false">
        <style:tab-stops>
          <style:tab-stop style:position="2.494cm"/>
        </style:tab-stops>
      </style:paragraph-properties>
      <style:text-properties fo:language="en" fo:country="US"/>
    </style:style>
    <style:style style:name="P26" style:family="paragraph" style:parent-style-name="Text_20_body">
      <style:paragraph-properties fo:margin-top="0cm" fo:margin-bottom="0cm" fo:text-align="start" style:justify-single-word="false">
        <style:tab-stops>
          <style:tab-stop style:position="1.247cm"/>
        </style:tab-stops>
      </style:paragraph-properties>
      <style:text-properties fo:language="en" fo:country="US"/>
    </style:style>
    <style:style style:name="P27" style:family="paragraph" style:parent-style-name="Text_20_body" style:list-style-name="WW8Num4">
      <style:paragraph-properties fo:margin-top="0cm" fo:margin-bottom="0cm" fo:text-align="start" style:justify-single-word="false">
        <style:tab-stops>
          <style:tab-stop style:position="1.247cm"/>
        </style:tab-stops>
      </style:paragraph-properties>
      <style:text-properties fo:language="en" fo:country="US"/>
    </style:style>
    <style:style style:name="P28" style:family="paragraph" style:parent-style-name="Text_20_body">
      <style:paragraph-properties fo:margin-top="0cm" fo:margin-bottom="0cm" fo:text-align="justify" style:justify-single-word="false">
        <style:tab-stops>
          <style:tab-stop style:position="2.494cm"/>
        </style:tab-stops>
      </style:paragraph-properties>
      <style:text-properties fo:language="en" fo:country="US" fo:font-weight="normal" style:font-weight-asian="normal" style:font-weight-complex="normal"/>
    </style:style>
    <style:style style:name="P29" style:family="paragraph" style:parent-style-name="Text_20_body" style:list-style-name="WW8Num3">
      <style:paragraph-properties fo:margin-top="0cm" fo:margin-bottom="0cm" fo:text-align="start" style:justify-single-word="false">
        <style:tab-stops>
          <style:tab-stop style:position="1.247cm"/>
        </style:tab-stops>
      </style:paragraph-properties>
    </style:style>
    <style:style style:name="P30" style:family="paragraph" style:parent-style-name="Text_20_body" style:list-style-name="WW8Num8">
      <style:paragraph-properties fo:margin-top="0cm" fo:margin-bottom="0cm" fo:text-align="start" style:justify-single-word="false">
        <style:tab-stops>
          <style:tab-stop style:position="1.247cm"/>
        </style:tab-stops>
      </style:paragraph-properties>
    </style:style>
    <style:style style:name="P31" style:family="paragraph" style:parent-style-name="Text_20_body" style:list-style-name="WW8Num5">
      <style:paragraph-properties fo:margin-top="0cm" fo:margin-bottom="0cm" fo:text-align="start" style:justify-single-word="false">
        <style:tab-stops>
          <style:tab-stop style:position="1.247cm"/>
        </style:tab-stops>
      </style:paragraph-properties>
    </style:style>
    <style:style style:name="P32" style:family="paragraph" style:parent-style-name="Text_20_body" style:list-style-name="WW8Num6">
      <style:paragraph-properties fo:margin-top="0cm" fo:margin-bottom="0cm" fo:text-align="start" style:justify-single-word="false">
        <style:tab-stops>
          <style:tab-stop style:position="1.247cm"/>
        </style:tab-stops>
      </style:paragraph-properties>
    </style:style>
    <style:style style:name="P33" style:family="paragraph" style:parent-style-name="Text_20_body" style:list-style-name="WW8Num7">
      <style:paragraph-properties fo:margin-top="0cm" fo:margin-bottom="0.212cm" fo:text-align="start" style:justify-single-word="false">
        <style:tab-stops>
          <style:tab-stop style:position="2.494cm"/>
        </style:tab-stops>
      </style:paragraph-properties>
    </style:style>
    <style:style style:name="P34" style:family="paragraph" style:parent-style-name="Heading_20_2">
      <style:paragraph-properties fo:text-align="center" style:justify-single-word="false"/>
      <style:text-properties fo:font-size="24pt" fo:language="en" fo:country="US" style:font-size-asian="24pt" style:font-size-complex="24pt"/>
    </style:style>
    <style:style style:name="P35" style:family="paragraph" style:parent-style-name="Heading_20_2">
      <style:text-properties fo:language="en" fo:country="US"/>
    </style:style>
    <style:style style:name="P36" style:family="paragraph" style:parent-style-name="Heading_20_2">
      <style:paragraph-properties fo:text-align="start" style:justify-single-word="false"/>
      <style:text-properties fo:language="en" fo:country="US"/>
    </style:style>
    <style:style style:name="P37" style:family="paragraph" style:parent-style-name="Heading_20_2">
      <style:paragraph-properties fo:margin-top="0cm" fo:margin-bottom="0cm" fo:text-align="start" style:justify-single-word="false">
        <style:tab-stops>
          <style:tab-stop style:position="2.494cm"/>
        </style:tab-stops>
      </style:paragraph-properties>
      <style:text-properties fo:language="en" fo:country="US"/>
    </style:style>
    <style:style style:name="P38" style:family="paragraph" style:parent-style-name="Heading_20_2">
      <style:paragraph-properties fo:margin-top="0cm" fo:margin-bottom="0cm" fo:text-align="justify" style:justify-single-word="false">
        <style:tab-stops>
          <style:tab-stop style:position="2.494cm"/>
        </style:tab-stops>
      </style:paragraph-properties>
      <style:text-properties fo:language="en" fo:country="US"/>
    </style:style>
    <style:style style:name="P39" style:family="paragraph" style:parent-style-name="Heading_20_2">
      <style:paragraph-properties fo:margin-top="0.423cm" fo:margin-bottom="0.212cm" fo:text-align="start" style:justify-single-word="false" fo:keep-with-next="always"/>
      <style:text-properties fo:language="en" fo:country="US"/>
    </style:style>
    <style:style style:name="P40" style:family="paragraph" style:parent-style-name="Heading_20_2">
      <style:paragraph-properties fo:margin-top="0cm" fo:margin-bottom="0.212cm" fo:text-align="start" style:justify-single-word="false"/>
      <style:text-properties fo:language="en" fo:country="US"/>
    </style:style>
    <style:style style:name="P41" style:family="paragraph" style:parent-style-name="Heading_20_3">
      <style:text-properties fo:language="en" fo:country="US"/>
    </style:style>
    <style:style style:name="P42" style:family="paragraph" style:parent-style-name="Heading_20_3">
      <style:paragraph-properties fo:break-before="page"/>
      <style:text-properties fo:language="en" fo:country="US"/>
    </style:style>
    <style:style style:name="P43" style:family="paragraph" style:parent-style-name="Heading_20_3">
      <style:paragraph-properties fo:margin-top="0.423cm" fo:margin-bottom="0.212cm"/>
      <style:text-properties fo:language="en" fo:country="US"/>
    </style:style>
    <style:style style:name="P44" style:family="paragraph" style:parent-style-name="Heading_20_3">
      <style:paragraph-properties fo:margin-top="0.423cm" fo:margin-bottom="0.212cm" fo:keep-with-next="always"/>
      <style:text-properties fo:language="en" fo:country="U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2">Proposal for OOoCon 2009</text:h>
      <text:p text:style-name="P6">Budapest, Hungary</text:p>
      <text:h text:style-name="P35" text:outline-level="2">Section 1. Mandatory information</text:h>
      <text:h text:style-name="P35" text:outline-level="2"><text:bookmark-start text:name="Proposed_Date.28s.29"/>Proposed Date<text:bookmark-end text:name="Proposed_Date.28s.29"/></text:h>
      <text:list xml:id="list38237145" text:style-name="WW8Num2">
        <text:list-item>
          <text:p text:style-name="P24">Proposed Date for the conference:</text:p>
          <text:list>
            <text:list-header>
              <text:p text:style-name="P25">Early September of 2009</text:p>
            </text:list-header>
          </text:list>
        </text:list-item>
      </text:list>
      <text:p text:style-name="P11"/>
      <text:h text:style-name="P37" text:outline-level="2">Location (country, city) </text:h>
      <text:p text:style-name="P8">As Hungary is situated in the heart of Central Europe there are 12 nations with strong local OpenOffice.org communities within 600 km of the Hungarian capital: Austria, Bulgaria, Croatia, the Czech Republic, Germany, Italy, Poland, Romania, Serbia, Slovakia, Slovenia and Ukraine. The Budapest conference would also contribute to an accelerated building of open source communities in Central and Eastern Europe as well as supporting the growing regional demand for Open Source solutions.</text:p>
      <text:p text:style-name="P10"/>
      <text:p text:style-name="P9">Budapest is a majestic and impressive metropolis with a rich history. It is comprised of hilly Buda on the River Danube’s western bank, and <text:s/>flat, vibrant Pest on the eastern side. The city boasts elegant historical buildings and monuments as well as numerous unique and celebrated thermal baths. It is also celebrated for its restaurants, wine culture and night-life.</text:p>
      <text:h text:style-name="P35" text:outline-level="2"><text:bookmark-start text:name="General_travel_information"/>S<text:bookmark-end text:name="General_travel_information"/>pecial Visa or entry requirements</text:h>
      <text:p text:style-name="P4"><text:span text:style-name="T1">EU citizens </text:span><text:span text:style-name="T7">are not required to obtain a visa. </text:span></text:p>
      <text:p text:style-name="P4"><text:span text:style-name="T1">Non-EU citizens</text:span> require a visa to enter Hungary unless a special agreement exists between your home country and Hungary. These countries are: </text:p>
      <text:p text:style-name="P4">The United States, Canada, Australia, Ireland, Japan, Taiwan, Korea, New Zealand. </text:p>
      <text:p text:style-name="P5">If you are one of these nationalities, you may enter Hungary without a visa for stays of up to 90 days in any six-month period. </text:p>
      <text:p text:style-name="P4"><text:span text:style-name="T1">A visa is required for citizens of the following countries:</text:span> </text:p>
      <text:p text:style-name="P5">Albania, Armenia, Azerbaijan, Belarus, Bosnia and Herzegovina, Cambodia, China, Columbia, Cuba, Ecuador, Georgia, India, Iran, Yemen, Kazakhstan, Kyrgyzstan, Laos, Malta, Morocco, Moldova, Mongolia, Montenegro, Peru, Republic of Macedonia, Republic of the Philippines, Russia, Seychelles, Serbia, South-Africa, Swaziland, Tajikistan, Thailand, Turkey, Tunisia, Turkmenistan, Ukraine, Uzbekistan, Vietnam </text:p>
      <text:p text:style-name="P4"><text:span text:style-name="T1">Obtaining a visa </text:span><text:line-break/>If you require a visa to visit Hungary, please visit the following page: </text:p>
      <text:p text:style-name="P2"><text:a xlink:type="simple" xlink:href="http://www.traveldocs.com/hu/vr.htm"><text:span text:style-name="Internet_20_link"><text:span text:style-name="T4">http://www.traveldocs.com/hu/vr.htm</text:span></text:span></text:a><text:span text:style-name="T4">. </text:span></text:p>
      <text:p text:style-name="P3"><text:span text:style-name="T4">If you are still unsure whether you require a visa, please check the website of the </text:span><text:a xlink:type="simple" xlink:href="http://www.kulugyminiszterium.hu/"><text:span text:style-name="Internet_20_link"><text:span text:style-name="T4">/ Hungarian Ministry of Foreign Affairs</text:span></text:span></text:a><text:span text:style-name="T4">. </text:span></text:p>
      <text:p text:style-name="P11"><text:span text:style-name="T1">N.B. No vaccinations are required to enter Hungary.</text:span> </text:p>
      <text:h text:style-name="P37" text:outline-level="2"><text:soft-page-break/>Conference venue</text:h>
      <text:p text:style-name="P11"/>
      <text:p text:style-name="P9">The site of the conference is the Eotvos Lorand University (ELTE), which has 3,500 students in its IT faculty at the “<text:a xlink:type="simple" xlink:href="http://www.infopark-budapest.hu/"><text:span text:style-name="Internet_20_link"><text:span text:style-name="T4">Innovation and Technology Park</text:span></text:span></text:a>” of Budapest (which employs 7,500 people in the IT, telecoms and software industries).</text:p>
      <text:p text:style-name="P9"/>
      <text:p text:style-name="P9">As the conference centre building offers a combination of smaller and larger rooms for both workshops and larger sessions, and has hosted several global events in recent years (of the size of OOoCon and above), it would facilitate more speeches, workshops, presentations and roundtable discussions than at previous OpenOffice.org conferences.</text:p>
      <text:p text:style-name="P13"/>
      <text:p text:style-name="P13"/>
      <text:h text:style-name="P37" text:outline-level="2">Conference facilities</text:h>
      <text:p text:style-name="P11"/>
      <text:p text:style-name="P9">The building is equipped with advanced facilities such as a <text:span text:style-name="T2">high-tech presentation hall </text:span>capable of holding 600 people, along with several different size <text:span text:style-name="T2">auditorium with PCs </text:span>and a <text:span text:style-name="T2">WIFI network </text:span>all in the same building. Accommodation and Budapest's city center are also easily accessible from the event site with public transport.</text:p>
      <text:p text:style-name="P9"/>
      <text:p text:style-name="P8"><text:span text:style-name="T3">Our experiences proved that the </text:span>infrastructure (<text:span text:style-name="T2">high-quality sound system</text:span>, conference hall, Wifi, special IT rooms with PCs) makes the venue an ideal setting for this kind of conference.</text:p>
      <text:p text:style-name="P12"/>
      <text:p text:style-name="P9">An attractive web page will be built to ensure delivery of up-to-date information to guests as well as detailed materials for the press. We will <text:span text:style-name="T2">broadcast the presentations of the keynote speakers in realtime </text:span>on the dedicated website. To <text:span text:style-name="T2">ease social networking </text:span>we will publish a personal page with a photo and short description of each speaker and registered member that choose this option.</text:p>
      <text:p text:style-name="P10"/>
      <text:p text:style-name="P8">We would like to allow numerous creatives, technologists, scientists and programmers the chance to share their interesting ideas at the conference. For that reason, one of the days of this conference will be set up as a BarCamp, at which a huge number of spokespeople can propose a presentation and attendees will themselves decide on which conference topics and activities will take place on that day. Every registered guest can vote online on the official web page of the conference.</text:p>
      <text:h text:style-name="P35" text:outline-level="2">Accomodation</text:h>
      <text:p text:style-name="P9">September is the favourite period of tourists for city breaks, so the organizers are ready to make block reservations for the participants. The organizers will also give support (tel., email) to help you to make the reservation in the recommended accommodation. All hotels recommended are standard European quality and price.</text:p>
      <text:p text:style-name="P11"/>
      <text:h text:style-name="P38" text:outline-level="2">External transport links </text:h>
      <text:p text:style-name="P5">Hungary is located in the centre of Europe, therefore all the major worldwide airlines (such as British Airways, Lufthansa, Air France, Alitalia, SAS, Aeroflot, etc) fly to Ferihegy Airport. The Hungarian national airline – MALEV also offers daily connections to all the European capitals.</text:p>
      <text:p text:style-name="P9">An average return flight ticket from any European country to Budapest may cost between EUR 150 and EUR 450, although flying by low-cost airlines can make big savings. </text:p>
      <text:p text:style-name="P9"/>
      <text:p text:style-name="P9">Budapest Airport: <text:a xlink:type="simple" xlink:href="http://www.bud.hu/english">http://www.bud.hu/english</text:a></text:p>
      <text:p text:style-name="P9"/>
      <text:h text:style-name="P38" text:outline-level="2"><text:soft-page-break/>Internal transport links</text:h>
      <text:p text:style-name="P11"/>
      <text:p text:style-name="P9">We will provide a<text:span text:style-name="T7"> three-day ticket for all means of public transport in Budapest to all registered guests.</text:span></text:p>
      <text:p text:style-name="P28"/>
      <text:p text:style-name="P9"><text:span text:style-name="T7">Check the link of “Budapest Transport”: </text:span><text:a xlink:type="simple" xlink:href="http://www.bkv.hu/english/home/index.html"><text:span text:style-name="T7">http://www.bkv.hu/english/home/index.html</text:span></text:a><text:span text:style-name="T7"> </text:span></text:p>
      <text:p text:style-name="P9"/>
      <text:h text:style-name="P36" text:outline-level="2" text:is-list-header="true"><text:bookmark-start text:name="Team_Lead_.28main_contact_person.29"/>Team Lead (main contact person) <text:bookmark-end text:name="Team_Lead_.28main_contact_person.29"/></text:h>
      <text:p text:style-name="P2"><text:span text:style-name="T4">Peter SZAKAL (</text:span><text:a xlink:type="simple" xlink:href="http://www.openskm.com/"><text:span text:style-name="Internet_20_link"><text:span text:style-name="T4">Open SKM Agency Ltd.</text:span></text:span></text:a><text:span text:style-name="T4">)</text:span></text:p>
      <text:h text:style-name="P36" text:outline-level="2" text:is-list-header="true"><text:bookmark-start text:name="Team_Members"/>Team Members <text:bookmark-end text:name="Team_Members"/></text:h>
      <text:list xml:id="list38236332" text:style-name="WW8Num3">
        <text:list-item>
          <text:p text:style-name="P29"><text:span text:style-name="T4">Gabor SZENTIVANYI Phd., </text:span><text:a xlink:type="simple" xlink:href="http://www.lipsz.hu/"><text:span text:style-name="Internet_20_link"><text:span text:style-name="T4">LIPSZ</text:span></text:span></text:a><text:span text:style-name="T4"> (Linux Industrial Association), Hungary </text:span></text:p>
        </text:list-item>
        <text:list-item>
          <text:p text:style-name="P29"><text:span text:style-name="T4">Daniel DARABOS, </text:span><text:a xlink:type="simple" xlink:href="http://www.multiracio.hu/"><text:span text:style-name="Internet_20_link"><text:span text:style-name="T4">MultiRáció Ltd.</text:span></text:span></text:a><text:span text:style-name="T4">, Hungary </text:span></text:p>
        </text:list-item>
        <text:list-item>
          <text:p text:style-name="P29"><text:span text:style-name="T4">Zsolt BAGOLY Phd, </text:span><text:a xlink:type="simple" xlink:href="http://www.elte.hu/en/index.html/"><text:span text:style-name="Internet_20_link"><text:span text:style-name="T4">Eötvös University</text:span></text:span></text:a><text:span text:style-name="T4">, Hungary </text:span></text:p>
        </text:list-item>
        <text:list-item>
          <text:p text:style-name="P29"><text:span text:style-name="T4">Rudolf FERENC Phd., </text:span><text:a xlink:type="simple" xlink:href="http://www.u-szeged.hu/"><text:span text:style-name="Internet_20_link"><text:span text:style-name="T4">University of Szeged</text:span></text:span></text:a><text:span text:style-name="T4">, Hungary </text:span></text:p>
        </text:list-item>
        <text:list-item>
          <text:p text:style-name="P29"><text:span text:style-name="T4">Attila SUHAJDA, </text:span><text:a xlink:type="simple" xlink:href="http://www.ibm.com/hu/"><text:span text:style-name="Internet_20_link"><text:span text:style-name="T4">IBM Hungary</text:span></text:span></text:a><text:span text:style-name="T4">, Hungary </text:span></text:p>
        </text:list-item>
        <text:list-item>
          <text:p text:style-name="P29"><text:span text:style-name="T4">Tamas POLNER, </text:span><text:a xlink:type="simple" xlink:href="http://hu.sun.com/"><text:span text:style-name="Internet_20_link"><text:span text:style-name="T4">SUN Microsystems Hungary</text:span></text:span></text:a><text:span text:style-name="T4"> </text:span></text:p>
        </text:list-item>
        <text:list-item>
          <text:p text:style-name="P29"><text:span text:style-name="T4">Kazmer KOLESZAR, </text:span><text:a xlink:type="simple" xlink:href="http://www.multiracio.hu/"><text:span text:style-name="Internet_20_link"><text:span text:style-name="T4">MultiRáció Ltd.</text:span></text:span></text:a><text:span text:style-name="T4">, Hungary </text:span></text:p>
        </text:list-item>
        <text:list-item>
          <text:p text:style-name="P19"><text:span text:style-name="T4">Andras TIMAR, </text:span><text:a xlink:type="simple" xlink:href="http://www.fsf.hu/"><text:span text:style-name="Internet_20_link"><text:span text:style-name="T4">FSF.hu</text:span></text:span></text:a><text:span text:style-name="T4">, project owner of the Hungarian Native-Lang project </text:span></text:p>
        </text:list-item>
      </text:list>
      <text:h text:style-name="P36" text:outline-level="2" text:is-list-header="true"><text:bookmark-start text:name="Local_events_taking_place_in_parallel"/>Local events taking place in parallel to the conference <text:bookmark-end text:name="Local_events_taking_place_in_parallel"/></text:h>
      <text:list xml:id="list38247562" text:style-name="WW8Num8">
        <text:list-item>
          <text:p text:style-name="P30"><text:a xlink:type="simple" xlink:href="http://www.futanet.hu/verseny/2009/nike/fr_nike.html"><text:span text:style-name="Internet_20_link"><text:span text:style-name="T4">International Half Marathon</text:span></text:span></text:a><text:span text:style-name="T4"> – 6 September 2009</text:span></text:p>
        </text:list-item>
        <text:list-item>
          <text:p text:style-name="P30"><text:a xlink:type="simple" xlink:href="http://www.szeptemberfeszt.com/index.php?lang=eng"><text:span text:style-name="Internet_20_link"><text:span text:style-name="T4">SzeptEmber Feszt</text:span></text:span></text:a><text:span text:style-name="T4">, Gastronomy, Culture and Entertainment – 4-6 September 2009</text:span></text:p>
        </text:list-item>
        <text:list-item>
          <text:p text:style-name="P30"><text:a xlink:type="simple" xlink:href="http://www.bnv.hu/?_nyelv_=en"><text:span text:style-name="Internet_20_link"><text:span text:style-name="T4">Budapest International Fair </text:span></text:span></text:a><text:span text:style-name="T4">– date: 10-14 September 2008</text:span></text:p>
        </text:list-item>
        <text:list-item>
          <text:p text:style-name="P30"><text:a xlink:type="simple" xlink:href="http://www.aborfesztival.hu/index.php?lang=en"><text:span text:style-name="Internet_20_link"><text:span text:style-name="T4">Budapest International Wine Festival 2009</text:span></text:span></text:a><text:span text:style-name="T4"> – date: 9-13. September 2009</text:span></text:p>
        </text:list-item>
      </text:list>
      <text:p text:style-name="P26"/>
      <text:h text:style-name="P41" text:outline-level="3">Recommended social activities (half-day programmes) for the guests</text:h>
      <text:p text:style-name="P4"><text:span text:style-name="T1">Sightseeing:</text:span>Budapest sightseeing bus tour with English-speaking guide: includes visit to the interior of the Matthias Church and Fishermen’s Bastion.</text:p>
      <text:p text:style-name="P4"><text:span text:style-name="T1">Cookery Courses: </text:span>Visit the City Market Hall and prepare classic Hungarian dishes with the help of our expert chef. Guests can enjoy their own dishes, accompanied by a selection of Hungarian wines.</text:p>
      <text:p text:style-name="P4"><text:span text:style-name="T1">Visit to the Opera House: </text:span>a backstage tour of this stunning building, including a glass of champagne and a short concert given by an opera singer.</text:p>
      <text:p text:style-name="P4"><text:span text:style-name="T1">Danube sightseeing:</text:span> includes drink and informative tour. The tour can be supplemented with lunch or dinner on the boat. Surcharge: from EUR 20, depending on menu chosen.</text:p>
      <text:p text:style-name="P4"><text:span text:style-name="T1">Excursion to Szentendre (artists' village, 20 km north of Budapest):</text:span>Walking tour of the town's narrow atmospheric streets, museum visits and shopping opportunities. Coffee and cakes in a traditional café.</text:p>
      <text:h text:style-name="P41" text:outline-level="3"/>
      <text:h text:style-name="P42" text:outline-level="3"><text:bookmark-start text:name="Other_useful_links"/>Other useful links<text:bookmark-end text:name="Other_useful_links"/></text:h>
      <text:p text:style-name="P2"><text:span text:style-name="T5">Hungarian Tourist Board</text:span><text:span text:style-name="T4"> <text:line-break/></text:span><text:a xlink:type="simple" xlink:href="http://www.hungarytourism.hu/"><text:span text:style-name="Internet_20_link"><text:span text:style-name="T4">http://www.hungarytourism.hu</text:span></text:span></text:a><text:span text:style-name="T4"> - Official site of the Hungarian Tourist Board Tourinform.</text:span></text:p>
      <text:p text:style-name="P2"><text:span text:style-name="T5">Travel to Hungary</text:span><text:span text:style-name="T4"> <text:line-break/></text:span><text:a xlink:type="simple" xlink:href="http://www.traveltohungary.com/english"><text:span text:style-name="Internet_20_link"><text:span text:style-name="T4">http://www.traveltohungary.com/english</text:span></text:span></text:a><text:span text:style-name="T4"> - Clear tourist information on Budapest. </text:span></text:p>
      <text:p text:style-name="P18"><text:span text:style-name="T5">Budapest Week</text:span><text:span text:style-name="T4"> <text:line-break/></text:span><text:a xlink:type="simple" xlink:href="http://www.budapestweek.hu/"><text:span text:style-name="Internet_20_link"><text:span text:style-name="T4">http://www.budapestweek.hu</text:span></text:span></text:a><text:span text:style-name="T4"> - News, restaurants, performances, exhibitions – all that in English.</text:span></text:p>
      <text:h text:style-name="P39" text:outline-level="2" text:is-list-header="true">Local OpenOffice.org information</text:h>
      <text:h text:style-name="P43" text:outline-level="3"><text:bookmark-start text:name="Large_local_OpenOffice.org_deployments_."/>Large local OpenOffice.org deployments<text:bookmark-end text:name="Large_local_OpenOffice.org_deployments_."/></text:h>
      <text:list xml:id="list38250353" text:style-name="WW8Num4">
        <text:list-item>
          <text:p text:style-name="P27">The Hungarian Ministry of Agriculture uses OpenOffice.org on over 340 computers. </text:p>
        </text:list-item>
        <text:list-item>
          <text:p text:style-name="P27">A government IT project entitled E-Magyarorszag includes the utilisation of OpenOffice.org on more than 2,500 computers. </text:p>
        </text:list-item>
        <text:list-item>
          <text:p text:style-name="P27">The local governments of Szeged, Torokbalint, Salgotarjan, Monorierdo, Zalakomar and other municipalities use OpenOffice.org.</text:p>
        </text:list-item>
        <text:list-item>
          <text:p text:style-name="P27">The Budapest Metropolitan Court employs OpenOffice.org on over 1,500 computers. </text:p>
        </text:list-item>
        <text:list-item>
          <text:p text:style-name="P27">The regional court of Vas County utilises OpenOffice.org.</text:p>
        </text:list-item>
        <text:list-item>
          <text:p text:style-name="P27">The Hungarian Ministry of Defense has initiated a project and employs OpenOffice.org on some 100 computers. </text:p>
        </text:list-item>
        <text:list-item>
          <text:p text:style-name="P23">Universities and high schools in various cities such as Szeged, Budapest, Debrecen, Nyiregyhaza, Kisvarda, Gyula, and others, use different OpenOffice.org code-based commercial distributions (EuroOffice, StarOffice). </text:p>
        </text:list-item>
      </text:list>
      <text:h text:style-name="P44" text:outline-level="3" text:is-list-header="true"><text:bookmark-start text:name="Names_of_local_OpenOffice.org_developers"/>Names of local OpenOffice.org developers<text:bookmark-end text:name="Names_of_local_OpenOffice.org_developers"/></text:h>
      <text:list xml:id="list38234857" text:style-name="WW8Num5">
        <text:list-item>
          <text:p text:style-name="P31"><text:span text:style-name="T4">Rudolf FERENC Phd., </text:span><text:a xlink:type="simple" xlink:href="http://www.u-szeged.hu/"><text:span text:style-name="Internet_20_link"><text:span text:style-name="T4">University of Szeged</text:span></text:span></text:a><text:span text:style-name="T4"> </text:span></text:p>
        </text:list-item>
        <text:list-item>
          <text:p text:style-name="P31"><text:span text:style-name="T4">Andras TIMAR, </text:span><text:a xlink:type="simple" xlink:href="http://www.fsf.hu/"><text:span text:style-name="Internet_20_link"><text:span text:style-name="T4">FSF.hu</text:span></text:span></text:a></text:p>
        </text:list-item>
        <text:list-item>
          <text:p text:style-name="P31"><text:span text:style-name="T4">Szabolcs BAN, </text:span><text:a xlink:type="simple" xlink:href="http://www.fsf.hu/"><text:span text:style-name="Internet_20_link"><text:span text:style-name="T4">FSF.hu</text:span></text:span></text:a></text:p>
        </text:list-item>
        <text:list-item>
          <text:p text:style-name="P31"><text:span text:style-name="T4">Laszlo NEMETH, </text:span><text:a xlink:type="simple" xlink:href="http://www.fsf.hu/"><text:span text:style-name="Internet_20_link"><text:span text:style-name="T4">FSF.hu</text:span></text:span></text:a></text:p>
        </text:list-item>
        <text:list-item>
          <text:p text:style-name="P31"><text:span text:style-name="T4">Kalman SZALAI, developer of </text:span><text:a xlink:type="simple" xlink:href="http://sourceforge.net/projects/ooop/"><text:span text:style-name="Internet_20_link"><text:span text:style-name="T4">OxygenOffice</text:span></text:span></text:a></text:p>
        </text:list-item>
        <text:list-item>
          <text:p text:style-name="P20"><text:span text:style-name="T4">Daniel DARABOS, <text:s/></text:span><text:a xlink:type="simple" xlink:href="http://www.multiracio.hu/"><text:span text:style-name="Internet_20_link"><text:span text:style-name="T4">MultiRáció Ltd.</text:span></text:span></text:a></text:p>
        </text:list-item>
      </text:list>
      <text:h text:style-name="P44" text:outline-level="3" text:is-list-header="true"><text:bookmark-start text:name="Names_of_local_OpenOffice.org_vendors.2F"/>Names of local OpenOffice.org vendors/partners (potential sponsors) <text:bookmark-end text:name="Names_of_local_OpenOffice.org_vendors.2F"/></text:h>
      <text:list xml:id="list38241508" text:style-name="WW8Num6">
        <text:list-item>
          <text:p text:style-name="P32"><text:a xlink:type="simple" xlink:href="http://www.ekk.gov.hu/"><text:span text:style-name="Internet_20_link"><text:span text:style-name="T4">Prime Minister's Office e-Government Centre</text:span></text:span></text:a><text:span text:style-name="T4"> <text:s/></text:span></text:p>
        </text:list-item>
        <text:list-item>
          <text:p text:style-name="P32"><text:a xlink:type="simple" xlink:href="http://www.fsf.hu/"><text:span text:style-name="Internet_20_link"><text:span text:style-name="T4">FSF.hu</text:span></text:span></text:a><text:span text:style-name="T4"> </text:span></text:p>
        </text:list-item>
        <text:list-item>
          <text:p text:style-name="P32"><text:a xlink:type="simple" xlink:href="http://www.ibm.com/hu/"><text:span text:style-name="Internet_20_link"><text:span text:style-name="T4">IBM Hungary</text:span></text:span></text:a><text:span text:style-name="T4"> </text:span></text:p>
        </text:list-item>
        <text:list-item>
          <text:p text:style-name="P32"><text:a xlink:type="simple" xlink:href="http://www.novell.com/hungary/"><text:span text:style-name="Internet_20_link"><text:span text:style-name="T4">Novell Hungary</text:span></text:span></text:a><text:span text:style-name="T4"> </text:span></text:p>
        </text:list-item>
        <text:list-item>
          <text:p text:style-name="P32"><text:a xlink:type="simple" xlink:href="http://www.multiracio.hu//"><text:span text:style-name="Internet_20_link"><text:span text:style-name="T4">MultiRáció</text:span></text:span></text:a></text:p>
        </text:list-item>
        <text:list-item>
          <text:p text:style-name="P32"><text:a xlink:type="simple" xlink:href="http://www.openskm.com/"><text:span text:style-name="Internet_20_link"><text:span text:style-name="T4">Open SKM Agency.</text:span></text:span></text:a><text:span text:style-name="T4"> </text:span></text:p>
        </text:list-item>
        <text:list-item>
          <text:p text:style-name="P32"><text:a xlink:type="simple" xlink:href="http://hu.sun.com//"><text:span text:style-name="Internet_20_link"><text:span text:style-name="T4">SUN Microsystems Hungary</text:span></text:span></text:a><text:span text:style-name="T4"> </text:span></text:p>
        </text:list-item>
        <text:list-item>
          <text:p text:style-name="P32"><text:a xlink:type="simple" xlink:href="http://www.ulx.hu/"><text:span text:style-name="Internet_20_link"><text:span text:style-name="T4">ULX Open Source Consultation and Distribution</text:span></text:span></text:a><text:span text:style-name="T4"> </text:span></text:p>
        </text:list-item>
        <text:list-item>
          <text:p text:style-name="P32"><text:a xlink:type="simple" xlink:href="http://www.elte.hu/en/index.html/"><text:span text:style-name="Internet_20_link"><text:span text:style-name="T4">Eötvös University</text:span></text:span></text:a><text:span text:style-name="T4"> </text:span></text:p>
        </text:list-item>
        <text:list-item>
          <text:p text:style-name="P32"><text:a xlink:type="simple" xlink:href="http://portal.bme.hu/langs/en/default.aspx"><text:span text:style-name="Internet_20_link"><text:span text:style-name="T4">Budapest University of Technology and Economics (BME)</text:span></text:span></text:a></text:p>
        </text:list-item>
        <text:list-item>
          <text:p text:style-name="P21"><text:a xlink:type="simple" xlink:href="http://www.u-szeged.hu/"><text:span text:style-name="Internet_20_link"><text:span text:style-name="T4">University of Szeged</text:span></text:span></text:a><text:span text:style-name="T4"> </text:span></text:p>
        </text:list-item>
      </text:list>
      <text:h text:style-name="P40" text:outline-level="2"><text:soft-page-break/>Section 2. Proposal</text:h>
      <text:h text:style-name="P35" text:outline-level="2"><text:bookmark-start text:name="Key_Question%3A_Why_is_your_location_and"/>Key Question: <text:span text:style-name="Strong_20_Emphasis">Why should the Community award OOoCon 2009 to our team?</text:span> <text:bookmark-end text:name="Key_Question%3A_Why_is_your_location_and"/></text:h>
      <text:p text:style-name="P7">We are proud to propose Budapest as a location for the 2009 OpenOffice.org Conference.</text:p>
      <text:p text:style-name="P7"/>
      <text:p text:style-name="P8">Hungary has a <text:span text:style-name="T2">large and enthusiastic community of OpenOffice.org localizers and developers </text:span>who have managed numerous OpenOffice.org related developments: extensions (OxygenOffice, EuroOffice), quality assurance of OpenOffice.org code, the Hungarian spell check library (HunSpell) and several value-added localized OpenOffice.org code-based products (StarOffice, EuroOffice). A consortium of local companies and universities won a EUR 2.1 million tender in 2008. The aim of this three-year project is to develop a software quality assurance service-package for open document format applications and thereby increase the level of inter-interoperability of OpenOffice.org. This will significantly strengthen its position on the worldwide corporate market. </text:p>
      <text:p text:style-name="P7"/>
      <text:p text:style-name="P8">The OOoCon 2009 event in Budapest is already attracting <text:span text:style-name="T2">a large number of potential supporters and sponsors</text:span>, including the government and universities, as well as multinational and local vendors, as our preliminary negotiations with them have clearly demonstrated. </text:p>
      <text:p text:style-name="P10"/>
      <text:p text:style-name="P8">All the recommended <text:span text:style-name="T2">accommodation offers easy access to the location of the conference </text:span>(InfoPark) and also to the city center. We will also provide a <text:span text:style-name="T2">three-day ticket for all means of public transport in Budapest to all registered guests</text:span>.</text:p>
      <text:p text:style-name="P8"/>
      <text:p text:style-name="P8">To avoid any problems we will ensure a printed <text:span text:style-name="T2">information package </text:span>(city map, emergency card, conference map, schedule, important telephone numbers, recommended bars and restaurants, etc) and will send the same files by email to all our registered guests. We also guarantee a <text:span text:style-name="T2">contact person, who will be on hand </text:span>in the event of any problems, from co-ordination to visa issues.</text:p>
      <text:p text:style-name="P8"/>
      <text:p text:style-name="P8">The organizers of OOoCon 2009 are offering a <text:span text:style-name="T2">sponsorship program for long-term OpenOffice.org contributors </text:span>- who will all be offered a hotel room free of charge.</text:p>
      <text:p text:style-name="P15"/>
      <text:p text:style-name="P14">We offer the following entertaining facilities for our guests free of charge:</text:p>
      <text:p text:style-name="P14"/>
      <text:list xml:id="list38226680" text:style-name="WW8Num7">
        <text:list-item>
          <text:list>
            <text:list-item>
              <text:p text:style-name="P22"><text:span text:style-name="T6">Banquet in the Salon of </text:span><text:a xlink:type="simple" xlink:href="http://www.spasbudapest.com/furdo.php?idx=14"><text:span text:style-name="Internet_20_link"><text:span text:style-name="T6">Bath Szechenyi</text:span></text:span></text:a><text:span text:style-name="T4"><text:line-break/>Aperitif and wine tasting, Experience the celebrated Szechenyi Bath</text:span></text:p>
            </text:list-item>
            <text:list-item>
              <text:p text:style-name="P33"><text:span text:style-name="T6">Excursion to the historic royal city of </text:span><text:a xlink:type="simple" xlink:href="http://en.wikipedia.org/wiki/Visegrád"><text:span text:style-name="Internet_20_link"><text:span text:style-name="T6">Visegrad</text:span></text:span></text:a><text:span text:style-name="T4"><text:line-break/>Visit to the famous fortress of King Mathias, Dinner at a medieval </text:span><text:a xlink:type="simple" xlink:href="http://www.renvisegrad.hu/index.php?setLanguage=en"><text:span text:style-name="Internet_20_link"><text:span text:style-name="T4">renaissance-style restaurant</text:span></text:span></text:a><text:span text:style-name="T4">, “Knights' Tournaments” - special medieval surprise for the guests</text:span></text:p>
            </text:list-item>
          </text:list>
        </text:list-item>
      </text:list>
      <text:p text:style-name="P10"/>
      <text:p text:style-name="P17"/>
      <text:p text:style-name="P16">Vote Budapest to host the best event in the history of the OpenOffice.org Confer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OpenSymbol1" svg:font-family="OpenSymbol, 'Arial Unicode MS'"/>
    <style:font-face style:name="Tahoma2" svg:font-family="Tahoma"/>
    <style:font-face style:name="Lucida Sans Unicode1"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Heading_20_2" style:display-name="Heading 2" style:family="paragraph" style:parent-style-name="Heading_20__28_user_29_" style:next-style-name="Text_20_body" style:class="text" style:default-outline-level="2">
      <style:paragraph-properties fo:margin-left="0cm" fo:margin-right="0cm" fo:text-indent="0cm" style:auto-text-indent="false"/>
      <style:text-properties style:font-name="Times New Roman" fo:font-size="18pt" fo:font-weight="bold" style:font-name-asian="Lucida Sans Unicode1" style:font-size-asian="18pt" style:font-weight-asian="bold" style:font-name-complex="Tahoma1" style:font-size-complex="18pt" style:font-weight-complex="bold"/>
    </style:style>
    <style:style style:name="Heading_20_3" style:display-name="Heading 3" style:family="paragraph" style:parent-style-name="Heading_20__28_user_29_" style:next-style-name="Text_20_body" style:class="text" style:default-outline-level="3">
      <style:paragraph-properties fo:margin-left="0cm" fo:margin-right="0cm" fo:text-indent="0cm" style:auto-text-indent="false"/>
      <style:text-properties style:font-name="Times New Roman" fo:font-size="14pt" fo:font-weight="bold" style:font-name-asian="Lucida Sans Unicode1" style:font-size-asian="14pt" style:font-weight-asian="bold" style:font-name-complex="Tahoma1"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complex="OpenSymbol1"/>
    </style:style>
    <style:style style:name="WW8Num7z0" style:family="text">
      <style:text-properties style:font-name-complex="OpenSymbol1"/>
    </style:style>
    <style:style style:name="WW8Num3z0" style:family="text">
      <style:text-properties style:font-name-complex="OpenSymbol1"/>
    </style:style>
    <style:style style:name="WW8Num8z0" style:family="text">
      <style:text-properties style:font-name-complex="OpenSymbol1"/>
    </style:style>
    <style:style style:name="WW8Num4z0" style:family="text">
      <style:text-properties style:font-name-complex="OpenSymbol1"/>
    </style:style>
    <style:style style:name="WW8Num5z0" style:family="text">
      <style:text-properties style:font-name-complex="OpenSymbol1"/>
    </style:style>
    <style:style style:name="WW8Num6z0" style:family="text">
      <style:text-properties style:font-name-complex="OpenSymbol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list-level-style-bullet text:level="1" text:style-name="WW8Num2z0" style:num-suffix="." text:bullet-char="•">
        <style:list-level-properties text:space-before="0.748cm" text:min-label-width="0.499cm"/>
      </text:list-level-style-bullet>
      <text:list-level-style-bullet text:level="2" text:style-name="WW8Num2z0" style:num-suffix="." text:bullet-char="•">
        <style:list-level-properties text:space-before="1.995cm" text:min-label-width="0.499cm"/>
      </text:list-level-style-bullet>
      <text:list-level-style-bullet text:level="3" text:style-name="WW8Num2z0" style:num-suffix="." text:bullet-char="•">
        <style:list-level-properties text:space-before="3.242cm" text:min-label-width="0.499cm"/>
      </text:list-level-style-bullet>
      <text:list-level-style-bullet text:level="4" text:style-name="WW8Num2z0" style:num-suffix="." text:bullet-char="•">
        <style:list-level-properties text:space-before="4.489cm" text:min-label-width="0.499cm"/>
      </text:list-level-style-bullet>
      <text:list-level-style-bullet text:level="5" text:style-name="WW8Num2z0" style:num-suffix="." text:bullet-char="•">
        <style:list-level-properties text:space-before="5.736cm" text:min-label-width="0.499cm"/>
      </text:list-level-style-bullet>
      <text:list-level-style-bullet text:level="6" text:style-name="WW8Num2z0" style:num-suffix="." text:bullet-char="•">
        <style:list-level-properties text:space-before="6.983cm" text:min-label-width="0.499cm"/>
      </text:list-level-style-bullet>
      <text:list-level-style-bullet text:level="7" text:style-name="WW8Num2z0" style:num-suffix="." text:bullet-char="•">
        <style:list-level-properties text:space-before="8.23cm" text:min-label-width="0.499cm"/>
      </text:list-level-style-bullet>
      <text:list-level-style-bullet text:level="8" text:style-name="WW8Num2z0" style:num-suffix="." text:bullet-char="•">
        <style:list-level-properties text:space-before="9.478cm" text:min-label-width="0.499cm"/>
      </text:list-level-style-bullet>
      <text:list-level-style-bullet text:level="9" text:style-name="WW8Num2z0" style:num-suffix="." text:bullet-char="•">
        <style:list-level-properties text:space-before="10.725cm" text:min-label-width="0.499cm"/>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748cm" text:min-label-width="0.499cm"/>
      </text:list-level-style-bullet>
      <text:list-level-style-bullet text:level="2" text:style-name="WW8Num7z0" style:num-suffix="." text:bullet-char="•">
        <style:list-level-properties text:space-before="1.995cm" text:min-label-width="0.499cm"/>
      </text:list-level-style-bullet>
      <text:list-level-style-bullet text:level="3" text:style-name="WW8Num7z0" style:num-suffix="." text:bullet-char="•">
        <style:list-level-properties text:space-before="3.242cm" text:min-label-width="0.499cm"/>
      </text:list-level-style-bullet>
      <text:list-level-style-bullet text:level="4" text:style-name="WW8Num7z0" style:num-suffix="." text:bullet-char="•">
        <style:list-level-properties text:space-before="4.489cm" text:min-label-width="0.499cm"/>
      </text:list-level-style-bullet>
      <text:list-level-style-bullet text:level="5" text:style-name="WW8Num7z0" style:num-suffix="." text:bullet-char="•">
        <style:list-level-properties text:space-before="5.736cm" text:min-label-width="0.499cm"/>
      </text:list-level-style-bullet>
      <text:list-level-style-bullet text:level="6" text:style-name="WW8Num7z0" style:num-suffix="." text:bullet-char="•">
        <style:list-level-properties text:space-before="6.983cm" text:min-label-width="0.499cm"/>
      </text:list-level-style-bullet>
      <text:list-level-style-bullet text:level="7" text:style-name="WW8Num7z0" style:num-suffix="." text:bullet-char="•">
        <style:list-level-properties text:space-before="8.23cm" text:min-label-width="0.499cm"/>
      </text:list-level-style-bullet>
      <text:list-level-style-bullet text:level="8" text:style-name="WW8Num7z0" style:num-suffix="." text:bullet-char="•">
        <style:list-level-properties text:space-before="9.478cm" text:min-label-width="0.499cm"/>
      </text:list-level-style-bullet>
      <text:list-level-style-bullet text:level="9" text:style-name="WW8Num7z0" style:num-suffix="." text:bullet-char="•">
        <style:list-level-properties text:space-before="10.725cm" text:min-label-width="0.499cm"/>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748cm" text:min-label-width="0.499cm"/>
      </text:list-level-style-bullet>
      <text:list-level-style-bullet text:level="2" text:style-name="WW8Num3z0" style:num-suffix="." text:bullet-char="•">
        <style:list-level-properties text:space-before="1.995cm" text:min-label-width="0.499cm"/>
      </text:list-level-style-bullet>
      <text:list-level-style-bullet text:level="3" text:style-name="WW8Num3z0" style:num-suffix="." text:bullet-char="•">
        <style:list-level-properties text:space-before="3.242cm" text:min-label-width="0.499cm"/>
      </text:list-level-style-bullet>
      <text:list-level-style-bullet text:level="4" text:style-name="WW8Num3z0" style:num-suffix="." text:bullet-char="•">
        <style:list-level-properties text:space-before="4.489cm" text:min-label-width="0.499cm"/>
      </text:list-level-style-bullet>
      <text:list-level-style-bullet text:level="5" text:style-name="WW8Num3z0" style:num-suffix="." text:bullet-char="•">
        <style:list-level-properties text:space-before="5.736cm" text:min-label-width="0.499cm"/>
      </text:list-level-style-bullet>
      <text:list-level-style-bullet text:level="6" text:style-name="WW8Num3z0" style:num-suffix="." text:bullet-char="•">
        <style:list-level-properties text:space-before="6.983cm" text:min-label-width="0.499cm"/>
      </text:list-level-style-bullet>
      <text:list-level-style-bullet text:level="7" text:style-name="WW8Num3z0" style:num-suffix="." text:bullet-char="•">
        <style:list-level-properties text:space-before="8.23cm" text:min-label-width="0.499cm"/>
      </text:list-level-style-bullet>
      <text:list-level-style-bullet text:level="8" text:style-name="WW8Num3z0" style:num-suffix="." text:bullet-char="•">
        <style:list-level-properties text:space-before="9.478cm" text:min-label-width="0.499cm"/>
      </text:list-level-style-bullet>
      <text:list-level-style-bullet text:level="9" text:style-name="WW8Num3z0" style:num-suffix="." text:bullet-char="•">
        <style:list-level-properties text:space-before="10.725cm" text:min-label-width="0.499cm"/>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748cm" text:min-label-width="0.499cm"/>
      </text:list-level-style-bullet>
      <text:list-level-style-bullet text:level="2" text:style-name="WW8Num8z0" style:num-suffix="." text:bullet-char="•">
        <style:list-level-properties text:space-before="1.995cm" text:min-label-width="0.499cm"/>
      </text:list-level-style-bullet>
      <text:list-level-style-bullet text:level="3" text:style-name="WW8Num8z0" style:num-suffix="." text:bullet-char="•">
        <style:list-level-properties text:space-before="3.242cm" text:min-label-width="0.499cm"/>
      </text:list-level-style-bullet>
      <text:list-level-style-bullet text:level="4" text:style-name="WW8Num8z0" style:num-suffix="." text:bullet-char="•">
        <style:list-level-properties text:space-before="4.489cm" text:min-label-width="0.499cm"/>
      </text:list-level-style-bullet>
      <text:list-level-style-bullet text:level="5" text:style-name="WW8Num8z0" style:num-suffix="." text:bullet-char="•">
        <style:list-level-properties text:space-before="5.736cm" text:min-label-width="0.499cm"/>
      </text:list-level-style-bullet>
      <text:list-level-style-bullet text:level="6" text:style-name="WW8Num8z0" style:num-suffix="." text:bullet-char="•">
        <style:list-level-properties text:space-before="6.983cm" text:min-label-width="0.499cm"/>
      </text:list-level-style-bullet>
      <text:list-level-style-bullet text:level="7" text:style-name="WW8Num8z0" style:num-suffix="." text:bullet-char="•">
        <style:list-level-properties text:space-before="8.23cm" text:min-label-width="0.499cm"/>
      </text:list-level-style-bullet>
      <text:list-level-style-bullet text:level="8" text:style-name="WW8Num8z0" style:num-suffix="." text:bullet-char="•">
        <style:list-level-properties text:space-before="9.478cm" text:min-label-width="0.499cm"/>
      </text:list-level-style-bullet>
      <text:list-level-style-bullet text:level="9" text:style-name="WW8Num8z0" style:num-suffix="." text:bullet-char="•">
        <style:list-level-properties text:space-before="10.725cm" text:min-label-width="0.499cm"/>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748cm" text:min-label-width="0.499cm"/>
      </text:list-level-style-bullet>
      <text:list-level-style-bullet text:level="2" text:style-name="WW8Num4z0" style:num-suffix="." text:bullet-char="•">
        <style:list-level-properties text:space-before="1.995cm" text:min-label-width="0.499cm"/>
      </text:list-level-style-bullet>
      <text:list-level-style-bullet text:level="3" text:style-name="WW8Num4z0" style:num-suffix="." text:bullet-char="•">
        <style:list-level-properties text:space-before="3.242cm" text:min-label-width="0.499cm"/>
      </text:list-level-style-bullet>
      <text:list-level-style-bullet text:level="4" text:style-name="WW8Num4z0" style:num-suffix="." text:bullet-char="•">
        <style:list-level-properties text:space-before="4.489cm" text:min-label-width="0.499cm"/>
      </text:list-level-style-bullet>
      <text:list-level-style-bullet text:level="5" text:style-name="WW8Num4z0" style:num-suffix="." text:bullet-char="•">
        <style:list-level-properties text:space-before="5.736cm" text:min-label-width="0.499cm"/>
      </text:list-level-style-bullet>
      <text:list-level-style-bullet text:level="6" text:style-name="WW8Num4z0" style:num-suffix="." text:bullet-char="•">
        <style:list-level-properties text:space-before="6.983cm" text:min-label-width="0.499cm"/>
      </text:list-level-style-bullet>
      <text:list-level-style-bullet text:level="7" text:style-name="WW8Num4z0" style:num-suffix="." text:bullet-char="•">
        <style:list-level-properties text:space-before="8.23cm" text:min-label-width="0.499cm"/>
      </text:list-level-style-bullet>
      <text:list-level-style-bullet text:level="8" text:style-name="WW8Num4z0" style:num-suffix="." text:bullet-char="•">
        <style:list-level-properties text:space-before="9.478cm" text:min-label-width="0.499cm"/>
      </text:list-level-style-bullet>
      <text:list-level-style-bullet text:level="9" text:style-name="WW8Num4z0" style:num-suffix="." text:bullet-char="•">
        <style:list-level-properties text:space-before="10.725cm" text:min-label-width="0.499cm"/>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748cm" text:min-label-width="0.499cm"/>
      </text:list-level-style-bullet>
      <text:list-level-style-bullet text:level="2" text:style-name="WW8Num5z0" style:num-suffix="." text:bullet-char="•">
        <style:list-level-properties text:space-before="1.995cm" text:min-label-width="0.499cm"/>
      </text:list-level-style-bullet>
      <text:list-level-style-bullet text:level="3" text:style-name="WW8Num5z0" style:num-suffix="." text:bullet-char="•">
        <style:list-level-properties text:space-before="3.242cm" text:min-label-width="0.499cm"/>
      </text:list-level-style-bullet>
      <text:list-level-style-bullet text:level="4" text:style-name="WW8Num5z0" style:num-suffix="." text:bullet-char="•">
        <style:list-level-properties text:space-before="4.489cm" text:min-label-width="0.499cm"/>
      </text:list-level-style-bullet>
      <text:list-level-style-bullet text:level="5" text:style-name="WW8Num5z0" style:num-suffix="." text:bullet-char="•">
        <style:list-level-properties text:space-before="5.736cm" text:min-label-width="0.499cm"/>
      </text:list-level-style-bullet>
      <text:list-level-style-bullet text:level="6" text:style-name="WW8Num5z0" style:num-suffix="." text:bullet-char="•">
        <style:list-level-properties text:space-before="6.983cm" text:min-label-width="0.499cm"/>
      </text:list-level-style-bullet>
      <text:list-level-style-bullet text:level="7" text:style-name="WW8Num5z0" style:num-suffix="." text:bullet-char="•">
        <style:list-level-properties text:space-before="8.23cm" text:min-label-width="0.499cm"/>
      </text:list-level-style-bullet>
      <text:list-level-style-bullet text:level="8" text:style-name="WW8Num5z0" style:num-suffix="." text:bullet-char="•">
        <style:list-level-properties text:space-before="9.478cm" text:min-label-width="0.499cm"/>
      </text:list-level-style-bullet>
      <text:list-level-style-bullet text:level="9" text:style-name="WW8Num5z0" style:num-suffix="." text:bullet-char="•">
        <style:list-level-properties text:space-before="10.725cm" text:min-label-width="0.499cm"/>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748cm" text:min-label-width="0.499cm"/>
      </text:list-level-style-bullet>
      <text:list-level-style-bullet text:level="2" text:style-name="WW8Num6z0" style:num-suffix="." text:bullet-char="•">
        <style:list-level-properties text:space-before="1.995cm" text:min-label-width="0.499cm"/>
      </text:list-level-style-bullet>
      <text:list-level-style-bullet text:level="3" text:style-name="WW8Num6z0" style:num-suffix="." text:bullet-char="•">
        <style:list-level-properties text:space-before="3.242cm" text:min-label-width="0.499cm"/>
      </text:list-level-style-bullet>
      <text:list-level-style-bullet text:level="4" text:style-name="WW8Num6z0" style:num-suffix="." text:bullet-char="•">
        <style:list-level-properties text:space-before="4.489cm" text:min-label-width="0.499cm"/>
      </text:list-level-style-bullet>
      <text:list-level-style-bullet text:level="5" text:style-name="WW8Num6z0" style:num-suffix="." text:bullet-char="•">
        <style:list-level-properties text:space-before="5.736cm" text:min-label-width="0.499cm"/>
      </text:list-level-style-bullet>
      <text:list-level-style-bullet text:level="6" text:style-name="WW8Num6z0" style:num-suffix="." text:bullet-char="•">
        <style:list-level-properties text:space-before="6.983cm" text:min-label-width="0.499cm"/>
      </text:list-level-style-bullet>
      <text:list-level-style-bullet text:level="7" text:style-name="WW8Num6z0" style:num-suffix="." text:bullet-char="•">
        <style:list-level-properties text:space-before="8.23cm" text:min-label-width="0.499cm"/>
      </text:list-level-style-bullet>
      <text:list-level-style-bullet text:level="8" text:style-name="WW8Num6z0" style:num-suffix="." text:bullet-char="•">
        <style:list-level-properties text:space-before="9.478cm" text:min-label-width="0.499cm"/>
      </text:list-level-style-bullet>
      <text:list-level-style-bullet text:level="9" text:style-name="WW8Num6z0" style:num-suffix="." text:bullet-char="•">
        <style:list-level-properties text:space-before="10.725cm" text:min-label-width="0.499cm"/>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Win32 OpenOffice.org_project/300m9$Build-9358</meta:generator>
    <meta:creation-date>2009-02-01T09:49:41</meta:creation-date>
    <dc:date>2009-02-01T18:14:12.89</dc:date>
    <meta:editing-cycles>24</meta:editing-cycles>
    <meta:editing-duration>PT03H19M42S</meta:editing-duration>
    <dc:creator>SzP</dc:creator>
    <meta:document-statistic meta:table-count="0" meta:image-count="0" meta:object-count="0" meta:page-count="5" meta:paragraph-count="104" meta:word-count="1673" meta:character-count="11249"/>
    <meta:user-defined meta:name="Információ 1"/>
    <meta:user-defined meta:name="Információ 2"/>
    <meta:user-defined meta:name="Információ 3"/>
    <meta:user-defined meta:name="Információ 4"/>
  </office:meta>
</office:document-meta>
</file>